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4986" officeooo:paragraph-rsid="00074986"/>
    </style:style>
    <style:style style:name="P2" style:family="paragraph" style:parent-style-name="Standard">
      <style:text-properties officeooo:rsid="00074986" officeooo:paragraph-rsid="0008c035"/>
    </style:style>
    <style:style style:name="P3" style:family="paragraph" style:parent-style-name="Standard">
      <style:text-properties officeooo:rsid="00088d60" officeooo:paragraph-rsid="00088d60"/>
    </style:style>
    <style:style style:name="P4" style:family="paragraph" style:parent-style-name="Standard">
      <style:text-properties officeooo:paragraph-rsid="0008c035"/>
    </style:style>
    <style:style style:name="P5" style:family="paragraph" style:parent-style-name="Standard">
      <style:text-properties officeooo:rsid="0008c035" officeooo:paragraph-rsid="0008c035"/>
    </style:style>
    <style:style style:name="P6" style:family="paragraph" style:parent-style-name="Standard">
      <style:text-properties officeooo:rsid="00093451" officeooo:paragraph-rsid="00093451"/>
    </style:style>
    <style:style style:name="P7" style:family="paragraph" style:parent-style-name="Standard">
      <style:text-properties officeooo:rsid="000b259b" officeooo:paragraph-rsid="000b259b"/>
    </style:style>
    <style:style style:name="P8" style:family="paragraph" style:parent-style-name="Standard">
      <style:text-properties officeooo:rsid="000bcd72" officeooo:paragraph-rsid="000bcd72"/>
    </style:style>
    <style:style style:name="P9" style:family="paragraph" style:parent-style-name="Standard">
      <style:text-properties officeooo:rsid="000bf941" officeooo:paragraph-rsid="000bf941"/>
    </style:style>
    <style:style style:name="P10" style:family="paragraph" style:parent-style-name="Standard">
      <style:text-properties officeooo:rsid="000cb650" officeooo:paragraph-rsid="000cb650"/>
    </style:style>
    <style:style style:name="T1" style:family="text">
      <style:text-properties officeooo:rsid="000895ff"/>
    </style:style>
    <style:style style:name="T2" style:family="text">
      <style:text-properties officeooo:rsid="0008c035"/>
    </style:style>
    <style:style style:name="T3" style:family="text">
      <style:text-properties officeooo:rsid="000b259b"/>
    </style:style>
    <style:style style:name="T4" style:family="text">
      <style:text-properties officeooo:rsid="000bcd72"/>
    </style:style>
    <style:style style:name="T5" style:family="text">
      <style:text-properties officeooo:rsid="000cb650"/>
    </style:style>
    <style:style style:name="T6" style:family="text">
      <style:text-properties style:text-position="super 58%" officeooo:rsid="000cb650"/>
    </style:style>
    <style:style style:name="T7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s for Mres on Woodlands Survey Data. <text:span text:style-name="T5">28</text:span><text:span text:style-name="T6">th</text:span><text:span text:style-name="T5"> December 2017.</text:span></text:p>
      <text:p text:style-name="P10"/>
      <text:p text:style-name="P2"/>
      <text:p text:style-name="P3"><text:span text:style-name="T4">I think t</text:span>he main target of the thesis is to see what contributes more to biodiversity – increased area or increased heter<text:span text:style-name="T4">o</text:span>genity. <text:span text:style-name="T1"><text:s/>I’ll restrict the analysis to use of zeta diversity and canonical species area relationsip – using both in conjunction with heterogenity metrics from the dataset. </text:span></text:p>
      <text:p text:style-name="P3"/>
      <text:p text:style-name="P4"><text:span text:style-name="T1">The reduction in species richness across the woods from 1974 – 2000 is an effect of succession (??) because it is strongly correlated with basal tree/shrub area and heterogenity (as measured by “open spaces” and “disturbance”) - <text:s/>species richness will decrease as wood canopy closes and increase with heterogenity.</text:span></text:p>
      <text:p text:style-name="P4"/>
      <text:p text:style-name="P7">If we want to focus just on increasing biodiversity, should we <text:span text:style-name="T4">therefore </text:span>focus in increasing area, or managng habitats for heterogenity. Does this depend on the type of woodland, its shape, where you are in the country and/or the surrounding land use and species pool. </text:p>
      <text:p text:style-name="P4"/>
      <text:p text:style-name="P5">All below for 1974 and 2000 separately.</text:p>
      <text:p text:style-name="P5"/>
      <text:p text:style-name="P5">First get a richness for each wood. </text:p>
      <text:p text:style-name="P4"/>
      <text:p text:style-name="P5">Start with ANOVAs and pairs plots to begin to examine main vars contributing to that richness. (This is a repeat of what you’ve already done – so I am expecting that the heterogenity vars - “openess” etc will come out tops here ?? ).</text:p>
      <text:p text:style-name="P5"/>
      <text:p text:style-name="P4"><text:span text:style-name="T2">Calculate zeta of all woods (and compare to heterogenity <text:s/>and other vars for each wood.)</text:span></text:p>
      <text:p text:style-name="P4"/>
      <text:p text:style-name="P5">Extrapolate zeta to total wood area <text:span text:style-name="T4">to get a model for species area using zeta, for each wood. </text:span></text:p>
      <text:p text:style-name="P4"/>
      <text:p text:style-name="P5">Use GLM/GLMM to generate species area curve for each wood – compare to zeta model. <text:span text:style-name="T5">(Looking at important vars again)</text:span></text:p>
      <text:p text:style-name="P5"/>
      <text:p text:style-name="P6">Subgroup the woodlands in north/south, soil types, altitude, to examine effect on richness (p120 sect 9.7 para 2 Exec Summary)</text:p>
      <text:p text:style-name="P5"/>
      <text:p text:style-name="P6">Collect data from BSB<text:span text:style-name="T4">I </text:span>and get picture of richness surrounding some woodlands (those with say lowest and highest richness and similar low heterogenity) and examine effec of surrounding species pool. (p120 sect 9.7 para 3 and 4 of Exec Sumary) </text:p>
      <text:p text:style-name="P6"/>
      <text:p text:style-name="P8">Use Country Side Survey (and metrics already in the dataset) on surrounding land use and examine effect on richness.</text:p>
      <text:p text:style-name="P6"/>
      <text:p text:style-name="P6">I can duplicate the anaysis across the two years – but I’m not sure how to tie this in with climate change, which I know Colin would like. I saw that you (Simon, that is!) had already done lots of climate stuff using rainfall, growing season length <text:s/>and concluded that there was evidence for increase in frequencies and change in assemblages – but that more could be done. I am not sure how to approach that at the moment – unless its just to compare <text:span text:style-name="T4">all the above</text:span> ‘74 <text:span text:style-name="T4">and </text:span>2000. </text:p>
      <text:p text:style-name="P6"/>
      <text:p text:style-name="P9">Possibly??? Collect data from BSBI/ County Recorders on woodlands, see if there’s any way to get a richness for some other woodlands in general and compare with above. </text:p>
      <text:p text:style-name="P9"/>
      <text:p text:style-name="P9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09:39:29.301392239</meta:creation-date>
    <dc:date>2017-12-29T11:21:44.744684344</dc:date>
    <meta:editing-duration>PT21M2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452" meta:character-count="2676" meta:non-whitespace-character-count="2220"/>
  </office:meta>
</office:document-meta>
</file>